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Text_20_body">
      <style:text-properties officeooo:rsid="000cea3a" officeooo:paragraph-rsid="000cea3a"/>
    </style:style>
    <style:style style:name="P4" style:family="paragraph" style:parent-style-name="Standard" style:list-style-name="L2">
      <style:text-properties style:font-name="pLiberation Serif" officeooo:rsid="001076ec" officeooo:paragraph-rsid="000cea3a" style:font-size-asian="10.5pt"/>
    </style:style>
    <style:style style:name="P5" style:family="paragraph" style:parent-style-name="Standard">
      <style:text-properties style:font-name="pLiberation Serif" officeooo:rsid="000cea3a" officeooo:paragraph-rsid="000cea3a" style:font-size-asian="10.5pt"/>
    </style:style>
    <style:style style:name="P6" style:family="paragraph" style:parent-style-name="Standard">
      <style:text-properties style:font-name="pLiberation Serif" officeooo:rsid="001aec91" officeooo:paragraph-rsid="001aec91" style:font-size-asian="10.5pt"/>
    </style:style>
    <style:style style:name="P7" style:family="paragraph" style:parent-style-name="Standard" style:list-style-name="L2">
      <style:text-properties style:font-name="pLiberation Serif" officeooo:rsid="001aec91" officeooo:paragraph-rsid="001aec91" style:font-size-asian="10.5pt"/>
    </style:style>
    <style:style style:name="P8" style:family="paragraph" style:parent-style-name="Text_20_body" style:list-style-name="L1">
      <style:text-properties officeooo:rsid="000b416d" officeooo:paragraph-rsid="000cea3a"/>
    </style:style>
    <style:style style:name="P9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49b08"/>
    </style:style>
    <style:style style:name="T3" style:family="text">
      <style:text-properties officeooo:rsid="00166cd0"/>
    </style:style>
    <style:style style:name="T4" style:family="text">
      <style:text-properties officeooo:rsid="001a00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2986355359602900861" text:style-name="L1">
        <text:list-item>
          <text:p text:style-name="P8">Scen<text:span text:style-name="T1">a</text:span>riusze użycia</text:p>
        </text:list-item>
        <text:list-item>
          <text:p text:style-name="P8">Potrzeby</text:p>
        </text:list-item>
        <text:list-item>
          <text:p text:style-name="P8">Historyjki użytkownik<text:span text:style-name="T1">a</text:span></text:p>
        </text:list-item>
        <text:list-item>
          <text:p text:style-name="P9">Przypadki użycia dla tej potrzeby</text:p>
        </text:list-item>
      </text:list>
      <text:p text:style-name="P3"/>
      <text:p text:style-name="P1">1. <text:span text:style-name="T3">Zarządzający kursami musi aktywować kurs</text:span></text:p>
      <text:p text:style-name="P1"/>
      <text:p text:style-name="P1">2. <text:span text:style-name="T2">Potrzeba uruchomienia kursu z ofery</text:span></text:p>
      <text:p text:style-name="P1"/>
      <text:p text:style-name="P2">3. <text:span text:style-name="T4">Pojawiła się konieczność uruchomienia kursu. Otrzymaliśmy powiadomienie, że jest wystarczająca ilość osób chętnych na dany kurs. Administrator lub pracownik dziekanatu musi sprawdzić dostępność wykładowcy oraz potwierdzić zainteresowanie zapisanych wcześniej osób. W tym celu wysyła wiadomość do w/w osób bądź kontaktuje się z nimi telefonicznie. Po otrzymaniu potwierdzeń ustala termin spotkania organizacyjnego i informuje zapisane osoby o konieczności dostarczenia na to spotkanie potwierdzeń dokonanej opłaty.</text:span></text:p>
      <text:p text:style-name="P6">Jeśli potwierdzono wpłaty od dostatecznej ilości osób informuje wykładowce o możliwości uruchomienia kursu. Wykładowca ustala z zainteresowanymi osobami grafik i zmienia w systemie status kursu na rozpoczęty</text:p>
      <text:p text:style-name="P2">4.</text:p>
      <text:list xml:id="list5840589213703369649" text:style-name="L2">
        <text:list-item>
          <text:p text:style-name="P7">wysłanie powiadomienia</text:p>
        </text:list-item>
        <text:list-item>
          <text:p text:style-name="P7">przypisanie wykładowcy</text:p>
        </text:list-item>
        <text:list-item>
          <text:p text:style-name="P7">spotkanie organizacyjne</text:p>
        </text:list-item>
        <text:list-item>
          <text:p text:style-name="P7">edycja kursu</text:p>
          <text:p text:style-name="P4"/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19T14:29:22.151834120</dc:date>
    <meta:editing-duration>PT59M1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2" meta:character-count="979" meta:non-whitespace-character-count="869"/>
  </office:meta>
</office:document-meta>
</file>